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C8000000C8DDA853F5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.9252in" svg:height="1.9252in" draw:z-index="0"><draw:image xlink:href="Pictures/10000000000000C8000000C8DDA853F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.5in" fo:page-height="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6T15:11:53.88</meta:creation-date>
    <meta:document-statistic meta:table-count="0" meta:image-count="1" meta:object-count="0" meta:page-count="1" meta:paragraph-count="0" meta:word-count="0" meta:character-count="0"/>
    <dc:date>2013-08-16T15:26:05.25</dc:date>
    <meta:editing-duration>PT14M11S</meta:editing-duration>
    <meta:editing-cycles>1</meta:editing-cycles>
    <meta:generator>OpenOffice.org/3.4.1$Win32 OpenOffice.org_project/341m1$Build-9593</meta:generator>
  </office:meta>
</office:document-meta>
</file>